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1ddf" officeooo:paragraph-rsid="00081ddf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1">1.B</text:p>
      <text:p text:style-name="P1">2.C</text:p>
      <text:p text:style-name="P1">3.C</text:p>
      <text:p text:style-name="P1">4.D</text:p>
      <text:p text:style-name="P1">5.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0:31:41.462000000</meta:creation-date>
    <dc:date>2024-09-26T10:38:50.599000000</dc:date>
    <meta:editing-duration>PT7M10S</meta:editing-duration>
    <meta:editing-cycles>1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6" meta:word-count="6" meta:character-count="19" meta:non-whitespace-character-count="19"/>
  </office:meta>
</office:document-meta>
</file>